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30c7" officeooo:paragraph-rsid="000030c7"/>
    </style:style>
    <style:style style:name="P2" style:family="paragraph" style:parent-style-name="Standard">
      <style:text-properties officeooo:rsid="00046bcf" officeooo:paragraph-rsid="00059f7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0937" style:font-weight-asian="bold" style:font-weight-complex="bold"/>
    </style:style>
    <style:style style:name="T3" style:family="text">
      <style:text-properties fo:font-weight="bold" officeooo:rsid="00050937" fo:background-color="#c9211e" loext:char-shading-value="0" style:font-weight-asian="bold" style:font-weight-complex="bold"/>
    </style:style>
    <style:style style:name="T4" style:family="text">
      <style:text-properties fo:font-weight="bold" officeooo:rsid="00050937" fo:background-color="#c9211e" loext:char-shading-value="0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02b5fa"/>
    </style:style>
    <style:style style:name="T7" style:family="text">
      <style:text-properties officeooo:rsid="00050937"/>
    </style:style>
    <style:style style:name="T8" style:family="text">
      <style:text-properties fo:color="#c9211e" loext:opacity="100%" fo:font-weight="bold" style:font-weight-asian="bold" style:font-weight-complex="bold"/>
    </style:style>
    <style:style style:name="T9" style:family="text">
      <style:text-properties fo:color="#c9211e" loext:opacity="100%" fo:font-weight="bold" officeooo:rsid="0005093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tepik.org/lesson/716118/step/4?auth=login&amp;unit=716910" text:style-name="Internet_20_link" text:visited-style-name="Visited_20_Internet_20_Link"><text:span text:style-name="T1">5.3.4-3 Опции и аргументы</text:span></text:a> </text:p>
      <text:p text:style-name="P1">Поищем бесплатные прокси-IP на <text:a xlink:type="simple" xlink:href="https://hidemy.name/ru/proxy-list/" text:style-name="Internet_20_link" text:visited-style-name="Visited_20_Internet_20_Link"><text:span text:style-name="T5">https://hidemy.name/ru/proxy-list/</text:span></text:a> </text:p>
      <text:p text:style-name="P1">и по вставляем <text:span text:style-name="T6">их </text:span>в <text:span text:style-name="T1">proxy_list</text:span> в файле <text:span text:style-name="T1">5.3.4-3 Опции и аргументы .py</text:span></text:p>
      <text:p text:style-name="P1">для нахождения рабочих прокси-IP</text:p>
      <text:p text:style-name="P2"><text:span text:style-name="T4">2023.5.29</text:span><text:span text:style-name="T7"> Попробовал подставить несколько свежих ИП:порт — все печатают </text:span><text:span text:style-name="T8">Превышен timeout ожидания для </text:span><text:span text:style-name="T9">ИП:порт 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09:37:28.330226248</meta:creation-date>
    <dc:date>2023-05-29T20:36:20.491121483</dc:date>
    <meta:editing-duration>PT14H34M31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5" meta:word-count="39" meta:character-count="302" meta:non-whitespace-character-count="264"/>
  </office:meta>
</office:document-meta>
</file>